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The first heading</text:h>
      <text:p text:style-name="Standard">Some random content</text:p>
      <text:h text:style-name="Título1" text:outline-level="1">Clone this heading</text:h>
      <text:p text:style-name="Standard">All of this will be including the subtitle and its associated text.</text:p>
      <text:p text:style-name="Standard"/>
      <text:p text:style-name="Standard">Another pargraph.</text:p>
      <text:h text:style-name="Título2" text:outline-level="2">Subtitle</text:h>
      <text:p text:style-name="Standard">That is it!</text:p>
      <text:h text:style-name="Título1" text:outline-level="1">Third title</text:h>
      <text:p text:style-name="Textbody">Last<text:s/>paragraph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c-Com</meta:initial-creator>
    <dc:creator>Pc-Com</dc:creator>
    <meta:creation-date>2016-12-10T18:40:00Z</meta:creation-date>
    <dc:date>2016-12-10T18:40:00Z</dc:date>
    <meta:template xlink:href="Normal.dotm" xlink:type="simple"/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29" meta:character-count="192" meta:row-count="1" meta:non-whitespace-character-count="164"/>
  </office:meta>
</office:document-meta>
</file>